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90320"/>
    </style:style>
    <style:style style:name="P2" style:family="paragraph" style:parent-style-name="Standard">
      <style:text-properties officeooo:paragraph-rsid="000adaaf"/>
    </style:style>
    <style:style style:name="P3" style:family="paragraph" style:parent-style-name="Standard">
      <style:text-properties officeooo:paragraph-rsid="00128aa5"/>
    </style:style>
    <style:style style:name="P4" style:family="paragraph" style:parent-style-name="Standard">
      <style:text-properties officeooo:paragraph-rsid="0016d52f"/>
    </style:style>
    <style:style style:name="P5" style:family="paragraph" style:parent-style-name="Standard">
      <style:text-properties officeooo:paragraph-rsid="001b5fd1"/>
    </style:style>
    <style:style style:name="P6" style:family="paragraph" style:parent-style-name="Standard">
      <style:text-properties officeooo:paragraph-rsid="0028c061"/>
    </style:style>
    <style:style style:name="P7" style:family="paragraph" style:parent-style-name="Standard">
      <style:text-properties officeooo:paragraph-rsid="002db186"/>
    </style:style>
    <style:style style:name="P8" style:family="paragraph" style:parent-style-name="Standard">
      <style:text-properties officeooo:paragraph-rsid="00333b20"/>
    </style:style>
    <style:style style:name="P9" style:family="paragraph" style:parent-style-name="Standard">
      <style:text-properties officeooo:paragraph-rsid="0038296e"/>
    </style:style>
    <style:style style:name="P10" style:family="paragraph" style:parent-style-name="Standard">
      <style:text-properties officeooo:paragraph-rsid="00395315"/>
    </style:style>
    <style:style style:name="P11" style:family="paragraph" style:parent-style-name="Standard">
      <style:text-properties officeooo:rsid="00090320" officeooo:paragraph-rsid="00090320"/>
    </style:style>
    <style:style style:name="P12" style:family="paragraph" style:parent-style-name="Standard">
      <style:text-properties officeooo:rsid="0009fae7" officeooo:paragraph-rsid="00090320"/>
    </style:style>
    <style:style style:name="P13" style:family="paragraph" style:parent-style-name="Standard">
      <style:text-properties officeooo:rsid="000f64a8" officeooo:paragraph-rsid="000adaaf"/>
    </style:style>
    <style:style style:name="P14" style:family="paragraph" style:parent-style-name="Standard">
      <style:text-properties officeooo:rsid="001b5fd1" officeooo:paragraph-rsid="001b5fd1"/>
    </style:style>
    <style:style style:name="P15" style:family="paragraph" style:parent-style-name="Standard">
      <style:text-properties officeooo:rsid="00240547" officeooo:paragraph-rsid="0028c061"/>
    </style:style>
    <style:style style:name="P16" style:family="paragraph" style:parent-style-name="Standard">
      <style:text-properties officeooo:rsid="002a3fdb" officeooo:paragraph-rsid="0028c061"/>
    </style:style>
    <style:style style:name="P17" style:family="paragraph" style:parent-style-name="Standard">
      <style:text-properties officeooo:rsid="00329fbc" officeooo:paragraph-rsid="002db186"/>
    </style:style>
    <style:style style:name="P18" style:family="paragraph" style:parent-style-name="Standard">
      <style:text-properties officeooo:rsid="00333b20" officeooo:paragraph-rsid="00333b20"/>
    </style:style>
    <style:style style:name="P19" style:family="paragraph" style:parent-style-name="Standard">
      <style:text-properties officeooo:rsid="00371a13" officeooo:paragraph-rsid="00333b20"/>
    </style:style>
    <style:style style:name="P20" style:family="paragraph" style:parent-style-name="Standard">
      <style:text-properties officeooo:rsid="0007612b" officeooo:paragraph-rsid="003b7f4d"/>
    </style:style>
    <style:style style:name="P21" style:family="paragraph" style:parent-style-name="Standard">
      <style:text-properties officeooo:rsid="0007612b" officeooo:paragraph-rsid="0041b362"/>
    </style:style>
    <style:style style:name="P22" style:family="paragraph" style:parent-style-name="Standard">
      <style:text-properties officeooo:rsid="0007612b" officeooo:paragraph-rsid="0046c3a9"/>
    </style:style>
    <style:style style:name="P23" style:family="paragraph" style:parent-style-name="Standard">
      <style:text-properties officeooo:rsid="0007612b" officeooo:paragraph-rsid="004a5e1c"/>
    </style:style>
    <style:style style:name="P24" style:family="paragraph" style:parent-style-name="Standard">
      <style:text-properties officeooo:rsid="0007612b" officeooo:paragraph-rsid="004f2638"/>
    </style:style>
    <style:style style:name="P25" style:family="paragraph" style:parent-style-name="Standard">
      <style:text-properties officeooo:rsid="0007612b" officeooo:paragraph-rsid="0051c28d"/>
    </style:style>
    <style:style style:name="P26" style:family="paragraph" style:parent-style-name="Standard">
      <style:text-properties officeooo:rsid="0007612b" officeooo:paragraph-rsid="005c17cb"/>
    </style:style>
    <style:style style:name="P27" style:family="paragraph" style:parent-style-name="Standard">
      <style:text-properties officeooo:rsid="0007612b" officeooo:paragraph-rsid="0066385a"/>
    </style:style>
    <style:style style:name="P28" style:family="paragraph" style:parent-style-name="Standard">
      <style:text-properties officeooo:rsid="00418050" officeooo:paragraph-rsid="003b7f4d"/>
    </style:style>
    <style:style style:name="P29" style:family="paragraph" style:parent-style-name="Standard">
      <style:text-properties officeooo:rsid="00418050" officeooo:paragraph-rsid="00418050"/>
    </style:style>
    <style:style style:name="P30" style:family="paragraph" style:parent-style-name="Standard">
      <style:text-properties officeooo:rsid="0044639a" officeooo:paragraph-rsid="0041b362"/>
    </style:style>
    <style:style style:name="P31" style:family="paragraph" style:parent-style-name="Standard">
      <style:text-properties officeooo:rsid="00493aec" officeooo:paragraph-rsid="0046c3a9"/>
    </style:style>
    <style:style style:name="P32" style:family="paragraph" style:parent-style-name="Standard">
      <style:text-properties officeooo:rsid="004f435c" officeooo:paragraph-rsid="004f2638"/>
    </style:style>
    <style:style style:name="P33" style:family="paragraph" style:parent-style-name="Standard">
      <style:text-properties officeooo:rsid="004fe2d4" officeooo:paragraph-rsid="004fe2d4"/>
    </style:style>
    <style:style style:name="P34" style:family="paragraph" style:parent-style-name="Standard">
      <style:text-properties officeooo:rsid="005a1db6" officeooo:paragraph-rsid="0051c28d"/>
    </style:style>
    <style:style style:name="P35" style:family="paragraph" style:parent-style-name="Standard">
      <style:text-properties officeooo:rsid="0068644a" officeooo:paragraph-rsid="006fb463"/>
    </style:style>
    <style:style style:name="P36" style:family="paragraph" style:parent-style-name="Standard">
      <style:text-properties officeooo:rsid="0068644a" officeooo:paragraph-rsid="0083e531"/>
    </style:style>
    <style:style style:name="P37" style:family="paragraph" style:parent-style-name="Standard">
      <style:text-properties officeooo:rsid="0068644a" officeooo:paragraph-rsid="0085d97c"/>
    </style:style>
    <style:style style:name="P38" style:family="paragraph" style:parent-style-name="Standard">
      <style:text-properties officeooo:rsid="0068644a" officeooo:paragraph-rsid="008967ae"/>
    </style:style>
    <style:style style:name="P39" style:family="paragraph" style:parent-style-name="Standard">
      <style:text-properties officeooo:rsid="006f0ff8" officeooo:paragraph-rsid="006f0ff8"/>
    </style:style>
    <style:style style:name="P40" style:family="paragraph" style:parent-style-name="Standard">
      <style:text-properties officeooo:rsid="007224f0" officeooo:paragraph-rsid="006fb463"/>
    </style:style>
    <style:style style:name="P41" style:family="paragraph" style:parent-style-name="Standard">
      <style:text-properties officeooo:rsid="007fe336" officeooo:paragraph-rsid="007bfd4f"/>
    </style:style>
    <style:style style:name="P42" style:family="paragraph" style:parent-style-name="Standard">
      <style:text-properties officeooo:rsid="008059a1" officeooo:paragraph-rsid="008059a1"/>
    </style:style>
    <style:style style:name="P43" style:family="paragraph" style:parent-style-name="Text_20_body">
      <style:text-properties officeooo:paragraph-rsid="008d24a5"/>
    </style:style>
    <style:style style:name="P44" style:family="paragraph" style:parent-style-name="Text_20_body">
      <style:text-properties officeooo:paragraph-rsid="008ecfd8"/>
    </style:style>
    <style:style style:name="P45" style:family="paragraph" style:parent-style-name="Standard">
      <style:text-properties officeooo:rsid="0007612b" officeooo:paragraph-rsid="00a511f4"/>
    </style:style>
    <style:style style:name="P46" style:family="paragraph" style:parent-style-name="Standard">
      <style:text-properties officeooo:rsid="0007612b" officeooo:paragraph-rsid="00a828bf"/>
    </style:style>
    <style:style style:name="P47" style:family="paragraph" style:parent-style-name="Standard">
      <style:text-properties officeooo:rsid="0007612b" officeooo:paragraph-rsid="00aa2556"/>
    </style:style>
    <style:style style:name="P48" style:family="paragraph" style:parent-style-name="Standard">
      <style:text-properties officeooo:rsid="0007612b" officeooo:paragraph-rsid="00b34132"/>
    </style:style>
    <style:style style:name="P49" style:family="paragraph" style:parent-style-name="Standard">
      <style:text-properties officeooo:rsid="0007612b" officeooo:paragraph-rsid="00b34cbe"/>
    </style:style>
    <style:style style:name="P50" style:family="paragraph" style:parent-style-name="Standard">
      <style:text-properties officeooo:rsid="0007612b" officeooo:paragraph-rsid="00b41c4a"/>
    </style:style>
    <style:style style:name="P51" style:family="paragraph" style:parent-style-name="Standard">
      <style:text-properties officeooo:rsid="0007612b" officeooo:paragraph-rsid="00b8064b"/>
    </style:style>
    <style:style style:name="P52" style:family="paragraph" style:parent-style-name="Standard">
      <style:text-properties officeooo:rsid="0007612b" officeooo:paragraph-rsid="00c548df"/>
    </style:style>
    <style:style style:name="P53" style:family="paragraph" style:parent-style-name="Text_20_body">
      <style:text-properties officeooo:rsid="008ecfd8" officeooo:paragraph-rsid="008ecfd8"/>
    </style:style>
    <style:style style:name="P54" style:family="paragraph" style:parent-style-name="Text_20_body">
      <style:text-properties officeooo:rsid="008d24a5" officeooo:paragraph-rsid="008d24a5"/>
    </style:style>
    <style:style style:name="P55" style:family="paragraph" style:parent-style-name="Text_20_body">
      <style:text-properties officeooo:rsid="0095bf1f" officeooo:paragraph-rsid="0095bf1f"/>
    </style:style>
    <style:style style:name="P56" style:family="paragraph" style:parent-style-name="Text_20_body">
      <style:text-properties officeooo:rsid="0095bf1f" officeooo:paragraph-rsid="00ba8bcf"/>
    </style:style>
    <style:style style:name="P57" style:family="paragraph" style:parent-style-name="Text_20_body">
      <style:text-properties officeooo:rsid="006d25d3" officeooo:paragraph-rsid="00998f40"/>
    </style:style>
    <style:style style:name="P58" style:family="paragraph" style:parent-style-name="Text_20_body">
      <style:text-properties officeooo:rsid="006d25d3" officeooo:paragraph-rsid="009e2e79"/>
    </style:style>
    <style:style style:name="P59" style:family="paragraph" style:parent-style-name="Text_20_body">
      <style:text-properties officeooo:paragraph-rsid="00ad22e1"/>
    </style:style>
    <style:style style:name="P60" style:family="paragraph" style:parent-style-name="Text_20_body">
      <style:text-properties officeooo:paragraph-rsid="00b002eb"/>
    </style:style>
    <style:style style:name="P61" style:family="paragraph" style:parent-style-name="Text_20_body">
      <style:text-properties officeooo:paragraph-rsid="00c90f61"/>
    </style:style>
    <style:style style:name="P62" style:family="paragraph" style:parent-style-name="Text_20_body">
      <style:text-properties officeooo:paragraph-rsid="00cfaa93"/>
    </style:style>
    <style:style style:name="P63" style:family="paragraph" style:parent-style-name="Heading_20_1">
      <style:text-properties officeooo:rsid="0007612b"/>
    </style:style>
    <style:style style:name="P64" style:family="paragraph" style:parent-style-name="Heading_20_1">
      <style:text-properties officeooo:rsid="006b38d4"/>
    </style:style>
    <style:style style:name="P65" style:family="paragraph" style:parent-style-name="Heading_20_2">
      <style:text-properties officeooo:rsid="0007612b"/>
    </style:style>
    <style:style style:name="P66" style:family="paragraph" style:parent-style-name="Heading_20_2">
      <style:text-properties officeooo:paragraph-rsid="00a511f4"/>
    </style:style>
    <style:style style:name="P67" style:family="paragraph" style:parent-style-name="Heading_20_3">
      <style:text-properties officeooo:rsid="00330167"/>
    </style:style>
    <style:style style:name="P68" style:family="paragraph" style:parent-style-name="Heading_20_3">
      <style:text-properties officeooo:rsid="00333b20"/>
    </style:style>
    <style:style style:name="P69" style:family="paragraph" style:parent-style-name="Heading_20_3">
      <style:text-properties officeooo:rsid="0051c28d"/>
    </style:style>
    <style:style style:name="P70" style:family="paragraph" style:parent-style-name="Heading_20_3">
      <style:text-properties officeooo:rsid="006594a6"/>
    </style:style>
    <style:style style:name="P71" style:family="paragraph" style:parent-style-name="Heading_20_3">
      <style:text-properties officeooo:rsid="0068644a"/>
    </style:style>
    <style:style style:name="P72" style:family="paragraph" style:parent-style-name="Heading_20_3">
      <style:text-properties officeooo:rsid="0068644a" officeooo:paragraph-rsid="00a511f4"/>
    </style:style>
    <style:style style:name="P73" style:family="paragraph" style:parent-style-name="Heading_20_3">
      <style:text-properties officeooo:rsid="006d25d3"/>
    </style:style>
    <style:style style:name="T1" style:family="text">
      <style:text-properties officeooo:rsid="0007612b"/>
    </style:style>
    <style:style style:name="T2" style:family="text">
      <style:text-properties officeooo:rsid="00090320"/>
    </style:style>
    <style:style style:name="T3" style:family="text">
      <style:text-properties officeooo:rsid="0009fae7"/>
    </style:style>
    <style:style style:name="T4" style:family="text">
      <style:text-properties officeooo:rsid="000adaaf"/>
    </style:style>
    <style:style style:name="T5" style:family="text">
      <style:text-properties officeooo:rsid="000c5f1d"/>
    </style:style>
    <style:style style:name="T6" style:family="text">
      <style:text-properties officeooo:rsid="000ce0f0"/>
    </style:style>
    <style:style style:name="T7" style:family="text">
      <style:text-properties officeooo:rsid="000d5be9"/>
    </style:style>
    <style:style style:name="T8" style:family="text">
      <style:text-properties officeooo:rsid="000d788a"/>
    </style:style>
    <style:style style:name="T9" style:family="text">
      <style:text-properties officeooo:rsid="000f64a8"/>
    </style:style>
    <style:style style:name="T10" style:family="text">
      <style:text-properties officeooo:rsid="00106371"/>
    </style:style>
    <style:style style:name="T11" style:family="text">
      <style:text-properties officeooo:rsid="00128aa5"/>
    </style:style>
    <style:style style:name="T12" style:family="text">
      <style:text-properties officeooo:rsid="0012f718"/>
    </style:style>
    <style:style style:name="T13" style:family="text">
      <style:text-properties officeooo:rsid="0014e4df"/>
    </style:style>
    <style:style style:name="T14" style:family="text">
      <style:text-properties officeooo:rsid="0015583f"/>
    </style:style>
    <style:style style:name="T15" style:family="text">
      <style:text-properties officeooo:rsid="0016d52f"/>
    </style:style>
    <style:style style:name="T16" style:family="text">
      <style:text-properties officeooo:rsid="00181725"/>
    </style:style>
    <style:style style:name="T17" style:family="text">
      <style:text-properties officeooo:rsid="0018681c"/>
    </style:style>
    <style:style style:name="T18" style:family="text">
      <style:text-properties officeooo:rsid="001a3647"/>
    </style:style>
    <style:style style:name="T19" style:family="text">
      <style:text-properties officeooo:rsid="001bc990"/>
    </style:style>
    <style:style style:name="T20" style:family="text">
      <style:text-properties officeooo:rsid="001cd85b"/>
    </style:style>
    <style:style style:name="T21" style:family="text">
      <style:text-properties officeooo:rsid="001f3f1c"/>
    </style:style>
    <style:style style:name="T22" style:family="text">
      <style:text-properties officeooo:rsid="00205c22"/>
    </style:style>
    <style:style style:name="T23" style:family="text">
      <style:text-properties officeooo:rsid="0020e608"/>
    </style:style>
    <style:style style:name="T24" style:family="text">
      <style:text-properties officeooo:rsid="0022a13e"/>
    </style:style>
    <style:style style:name="T25" style:family="text">
      <style:text-properties officeooo:rsid="00240547"/>
    </style:style>
    <style:style style:name="T26" style:family="text">
      <style:text-properties officeooo:rsid="0024512d"/>
    </style:style>
    <style:style style:name="T27" style:family="text">
      <style:text-properties officeooo:rsid="00261e89"/>
    </style:style>
    <style:style style:name="T28" style:family="text">
      <style:text-properties officeooo:rsid="00274cd0"/>
    </style:style>
    <style:style style:name="T29" style:family="text">
      <style:text-properties officeooo:rsid="0028c061"/>
    </style:style>
    <style:style style:name="T30" style:family="text">
      <style:text-properties officeooo:rsid="00294add"/>
    </style:style>
    <style:style style:name="T31" style:family="text">
      <style:text-properties officeooo:rsid="002a3fdb"/>
    </style:style>
    <style:style style:name="T32" style:family="text">
      <style:text-properties officeooo:rsid="002be823"/>
    </style:style>
    <style:style style:name="T33" style:family="text">
      <style:text-properties officeooo:rsid="002cd11e"/>
    </style:style>
    <style:style style:name="T34" style:family="text">
      <style:text-properties officeooo:rsid="002db186"/>
    </style:style>
    <style:style style:name="T35" style:family="text">
      <style:text-properties officeooo:rsid="002f4ef6"/>
    </style:style>
    <style:style style:name="T36" style:family="text">
      <style:text-properties officeooo:rsid="00320077"/>
    </style:style>
    <style:style style:name="T37" style:family="text">
      <style:text-properties officeooo:rsid="00329fbc"/>
    </style:style>
    <style:style style:name="T38" style:family="text">
      <style:text-properties officeooo:rsid="00333b20"/>
    </style:style>
    <style:style style:name="T39" style:family="text">
      <style:text-properties officeooo:rsid="00353905"/>
    </style:style>
    <style:style style:name="T40" style:family="text">
      <style:text-properties officeooo:rsid="00371a13"/>
    </style:style>
    <style:style style:name="T41" style:family="text">
      <style:text-properties officeooo:rsid="0038296e"/>
    </style:style>
    <style:style style:name="T42" style:family="text">
      <style:text-properties officeooo:rsid="00384ba3"/>
    </style:style>
    <style:style style:name="T43" style:family="text">
      <style:text-properties officeooo:rsid="00395315"/>
    </style:style>
    <style:style style:name="T44" style:family="text">
      <style:text-properties officeooo:rsid="0039d9a0"/>
    </style:style>
    <style:style style:name="T45" style:family="text">
      <style:text-properties officeooo:rsid="003a7b94"/>
    </style:style>
    <style:style style:name="T46" style:family="text">
      <style:text-properties officeooo:rsid="003b7f4d"/>
    </style:style>
    <style:style style:name="T47" style:family="text">
      <style:text-properties officeooo:rsid="003c4d0a"/>
    </style:style>
    <style:style style:name="T48" style:family="text">
      <style:text-properties officeooo:rsid="003db905"/>
    </style:style>
    <style:style style:name="T49" style:family="text">
      <style:text-properties officeooo:rsid="003f0108"/>
    </style:style>
    <style:style style:name="T50" style:family="text">
      <style:text-properties officeooo:rsid="00404b03"/>
    </style:style>
    <style:style style:name="T51" style:family="text">
      <style:text-properties officeooo:rsid="0041386f"/>
    </style:style>
    <style:style style:name="T52" style:family="text">
      <style:text-properties officeooo:rsid="00418050"/>
    </style:style>
    <style:style style:name="T53" style:family="text">
      <style:text-properties officeooo:rsid="0041b362"/>
    </style:style>
    <style:style style:name="T54" style:family="text">
      <style:text-properties officeooo:rsid="0042ef60"/>
    </style:style>
    <style:style style:name="T55" style:family="text">
      <style:text-properties officeooo:rsid="0044639a"/>
    </style:style>
    <style:style style:name="T56" style:family="text">
      <style:text-properties officeooo:rsid="00448d92"/>
    </style:style>
    <style:style style:name="T57" style:family="text">
      <style:text-properties officeooo:rsid="0044bbcf"/>
    </style:style>
    <style:style style:name="T58" style:family="text">
      <style:text-properties officeooo:rsid="0046c3a9"/>
    </style:style>
    <style:style style:name="T59" style:family="text">
      <style:text-properties officeooo:rsid="0047eb8a"/>
    </style:style>
    <style:style style:name="T60" style:family="text">
      <style:text-properties officeooo:rsid="00493aec"/>
    </style:style>
    <style:style style:name="T61" style:family="text">
      <style:text-properties officeooo:rsid="004a5e1c"/>
    </style:style>
    <style:style style:name="T62" style:family="text">
      <style:text-properties officeooo:rsid="004b06c1"/>
    </style:style>
    <style:style style:name="T63" style:family="text">
      <style:text-properties officeooo:rsid="004bf745"/>
    </style:style>
    <style:style style:name="T64" style:family="text">
      <style:text-properties officeooo:rsid="004d3fa8"/>
    </style:style>
    <style:style style:name="T65" style:family="text">
      <style:text-properties officeooo:rsid="004f2638"/>
    </style:style>
    <style:style style:name="T66" style:family="text">
      <style:text-properties officeooo:rsid="004f435c"/>
    </style:style>
    <style:style style:name="T67" style:family="text">
      <style:text-properties officeooo:rsid="004fe2d4"/>
    </style:style>
    <style:style style:name="T68" style:family="text">
      <style:text-properties officeooo:rsid="0051c28d"/>
    </style:style>
    <style:style style:name="T69" style:family="text">
      <style:text-properties officeooo:rsid="0052ad87"/>
    </style:style>
    <style:style style:name="T70" style:family="text">
      <style:text-properties officeooo:rsid="0053bd2e"/>
    </style:style>
    <style:style style:name="T71" style:family="text">
      <style:text-properties officeooo:rsid="0055582a"/>
    </style:style>
    <style:style style:name="T72" style:family="text">
      <style:text-properties officeooo:rsid="0056278a"/>
    </style:style>
    <style:style style:name="T73" style:family="text">
      <style:text-properties officeooo:rsid="0056f0dc"/>
    </style:style>
    <style:style style:name="T74" style:family="text">
      <style:text-properties officeooo:rsid="0058930a"/>
    </style:style>
    <style:style style:name="T75" style:family="text">
      <style:text-properties officeooo:rsid="005a1db6"/>
    </style:style>
    <style:style style:name="T76" style:family="text">
      <style:text-properties officeooo:rsid="005c17cb"/>
    </style:style>
    <style:style style:name="T77" style:family="text">
      <style:text-properties officeooo:rsid="005d0bb9"/>
    </style:style>
    <style:style style:name="T78" style:family="text">
      <style:text-properties officeooo:rsid="005e6b5c"/>
    </style:style>
    <style:style style:name="T79" style:family="text">
      <style:text-properties officeooo:rsid="00603c5a"/>
    </style:style>
    <style:style style:name="T80" style:family="text">
      <style:text-properties officeooo:rsid="00613dc3"/>
    </style:style>
    <style:style style:name="T81" style:family="text">
      <style:text-properties officeooo:rsid="00624463"/>
    </style:style>
    <style:style style:name="T82" style:family="text">
      <style:text-properties officeooo:rsid="006449d9"/>
    </style:style>
    <style:style style:name="T83" style:family="text">
      <style:text-properties officeooo:rsid="00654f7c"/>
    </style:style>
    <style:style style:name="T84" style:family="text">
      <style:text-properties officeooo:rsid="0066385a"/>
    </style:style>
    <style:style style:name="T85" style:family="text">
      <style:text-properties officeooo:rsid="00666677"/>
    </style:style>
    <style:style style:name="T86" style:family="text">
      <style:text-properties officeooo:rsid="00674cd9"/>
    </style:style>
    <style:style style:name="T87" style:family="text">
      <style:text-properties officeooo:rsid="006761f9"/>
    </style:style>
    <style:style style:name="T88" style:family="text">
      <style:text-properties officeooo:rsid="006fb463"/>
    </style:style>
    <style:style style:name="T89" style:family="text">
      <style:text-properties officeooo:rsid="006fb881"/>
    </style:style>
    <style:style style:name="T90" style:family="text">
      <style:text-properties officeooo:rsid="0070b5a1"/>
    </style:style>
    <style:style style:name="T91" style:family="text">
      <style:text-properties officeooo:rsid="007224f0"/>
    </style:style>
    <style:style style:name="T92" style:family="text">
      <style:text-properties officeooo:rsid="0072a152"/>
    </style:style>
    <style:style style:name="T93" style:family="text">
      <style:text-properties officeooo:rsid="007386cd"/>
    </style:style>
    <style:style style:name="T94" style:family="text">
      <style:text-properties officeooo:rsid="00748beb"/>
    </style:style>
    <style:style style:name="T95" style:family="text">
      <style:text-properties officeooo:rsid="0076ae07"/>
    </style:style>
    <style:style style:name="T96" style:family="text">
      <style:text-properties officeooo:rsid="00789de3"/>
    </style:style>
    <style:style style:name="T97" style:family="text">
      <style:text-properties officeooo:rsid="0079d405"/>
    </style:style>
    <style:style style:name="T98" style:family="text">
      <style:text-properties officeooo:rsid="007a422c"/>
    </style:style>
    <style:style style:name="T99" style:family="text">
      <style:text-properties officeooo:rsid="007bfd4f"/>
    </style:style>
    <style:style style:name="T100" style:family="text">
      <style:text-properties officeooo:rsid="007cc382"/>
    </style:style>
    <style:style style:name="T101" style:family="text">
      <style:text-properties officeooo:rsid="007fe336"/>
    </style:style>
    <style:style style:name="T102" style:family="text">
      <style:text-properties officeooo:rsid="00812fdc"/>
    </style:style>
    <style:style style:name="T103" style:family="text">
      <style:text-properties officeooo:rsid="0081f671"/>
    </style:style>
    <style:style style:name="T104" style:family="text">
      <style:text-properties officeooo:rsid="0083e531"/>
    </style:style>
    <style:style style:name="T105" style:family="text">
      <style:text-properties officeooo:rsid="008506aa"/>
    </style:style>
    <style:style style:name="T106" style:family="text">
      <style:text-properties officeooo:rsid="00857102"/>
    </style:style>
    <style:style style:name="T107" style:family="text">
      <style:text-properties officeooo:rsid="0085d97c"/>
    </style:style>
    <style:style style:name="T108" style:family="text">
      <style:text-properties officeooo:rsid="0086b3ea"/>
    </style:style>
    <style:style style:name="T109" style:family="text">
      <style:text-properties officeooo:rsid="008967ae"/>
    </style:style>
    <style:style style:name="T110" style:family="text">
      <style:text-properties officeooo:rsid="008978c6"/>
    </style:style>
    <style:style style:name="T111" style:family="text">
      <style:text-properties officeooo:rsid="008d24a5"/>
    </style:style>
    <style:style style:name="T112" style:family="text">
      <style:text-properties officeooo:rsid="008ecfd8"/>
    </style:style>
    <style:style style:name="T113" style:family="text">
      <style:text-properties officeooo:rsid="009093fe"/>
    </style:style>
    <style:style style:name="T114" style:family="text">
      <style:text-properties officeooo:rsid="0091be31"/>
    </style:style>
    <style:style style:name="T115" style:family="text">
      <style:text-properties officeooo:rsid="00931142"/>
    </style:style>
    <style:style style:name="T116" style:family="text">
      <style:text-properties officeooo:rsid="00975266"/>
    </style:style>
    <style:style style:name="T117" style:family="text">
      <style:text-properties officeooo:rsid="0098e67a"/>
    </style:style>
    <style:style style:name="T118" style:family="text">
      <style:text-properties officeooo:rsid="00998f40"/>
    </style:style>
    <style:style style:name="T119" style:family="text">
      <style:text-properties officeooo:rsid="009ab575"/>
    </style:style>
    <style:style style:name="T120" style:family="text">
      <style:text-properties officeooo:rsid="009c337a"/>
    </style:style>
    <style:style style:name="T121" style:family="text">
      <style:text-properties officeooo:rsid="009c5a77"/>
    </style:style>
    <style:style style:name="T122" style:family="text">
      <style:text-properties officeooo:rsid="009dbc7c"/>
    </style:style>
    <style:style style:name="T123" style:family="text">
      <style:text-properties officeooo:rsid="009e2e79"/>
    </style:style>
    <style:style style:name="T124" style:family="text">
      <style:text-properties officeooo:rsid="00a024f7"/>
    </style:style>
    <style:style style:name="T125" style:family="text">
      <style:text-properties officeooo:rsid="00a0aa16"/>
    </style:style>
    <style:style style:name="T126" style:family="text">
      <style:text-properties officeooo:rsid="00a19be1"/>
    </style:style>
    <style:style style:name="T127" style:family="text">
      <style:text-properties officeooo:rsid="00a2d1bf"/>
    </style:style>
    <style:style style:name="T128" style:family="text">
      <style:text-properties officeooo:rsid="00a3fead"/>
    </style:style>
    <style:style style:name="T129" style:family="text">
      <style:text-properties officeooo:rsid="00a511f4"/>
    </style:style>
    <style:style style:name="T130" style:family="text">
      <style:text-properties officeooo:rsid="00a6f5c3"/>
    </style:style>
    <style:style style:name="T131" style:family="text">
      <style:text-properties officeooo:rsid="00a828bf"/>
    </style:style>
    <style:style style:name="T132" style:family="text">
      <style:text-properties officeooo:rsid="00aa2556"/>
    </style:style>
    <style:style style:name="T133" style:family="text">
      <style:text-properties officeooo:rsid="00ac5ffa"/>
    </style:style>
    <style:style style:name="T134" style:family="text">
      <style:text-properties officeooo:rsid="00ad22e1"/>
    </style:style>
    <style:style style:name="T135" style:family="text">
      <style:text-properties officeooo:rsid="00ad91b0"/>
    </style:style>
    <style:style style:name="T136" style:family="text">
      <style:text-properties officeooo:rsid="00adb817"/>
    </style:style>
    <style:style style:name="T137" style:family="text">
      <style:text-properties officeooo:rsid="00ae7bbb"/>
    </style:style>
    <style:style style:name="T138" style:family="text">
      <style:text-properties officeooo:rsid="00af19e2"/>
    </style:style>
    <style:style style:name="T139" style:family="text">
      <style:text-properties officeooo:rsid="00b002eb"/>
    </style:style>
    <style:style style:name="T140" style:family="text">
      <style:text-properties officeooo:rsid="00b32515"/>
    </style:style>
    <style:style style:name="T141" style:family="text">
      <style:text-properties officeooo:rsid="00b34132"/>
    </style:style>
    <style:style style:name="T142" style:family="text">
      <style:text-properties officeooo:rsid="00b41c4a"/>
    </style:style>
    <style:style style:name="T143" style:family="text">
      <style:text-properties officeooo:rsid="00b5ceb5"/>
    </style:style>
    <style:style style:name="T144" style:family="text">
      <style:text-properties officeooo:rsid="00b71751"/>
    </style:style>
    <style:style style:name="T145" style:family="text">
      <style:text-properties officeooo:rsid="00b7600d"/>
    </style:style>
    <style:style style:name="T146" style:family="text">
      <style:text-properties officeooo:rsid="00b8064b"/>
    </style:style>
    <style:style style:name="T147" style:family="text">
      <style:text-properties officeooo:rsid="00b8f890"/>
    </style:style>
    <style:style style:name="T148" style:family="text">
      <style:text-properties officeooo:rsid="00ba8bcf"/>
    </style:style>
    <style:style style:name="T149" style:family="text">
      <style:text-properties officeooo:rsid="00bc62c8"/>
    </style:style>
    <style:style style:name="T150" style:family="text">
      <style:text-properties officeooo:rsid="00bcb2d7"/>
    </style:style>
    <style:style style:name="T151" style:family="text">
      <style:text-properties officeooo:rsid="00bcf8af"/>
    </style:style>
    <style:style style:name="T152" style:family="text">
      <style:text-properties officeooo:rsid="00be494f"/>
    </style:style>
    <style:style style:name="T153" style:family="text">
      <style:text-properties officeooo:rsid="00bfa146"/>
    </style:style>
    <style:style style:name="T154" style:family="text">
      <style:text-properties officeooo:rsid="00c05184"/>
    </style:style>
    <style:style style:name="T155" style:family="text">
      <style:text-properties officeooo:rsid="00c1657d"/>
    </style:style>
    <style:style style:name="T156" style:family="text">
      <style:text-properties officeooo:rsid="00c20106"/>
    </style:style>
    <style:style style:name="T157" style:family="text">
      <style:text-properties officeooo:rsid="00c37a94"/>
    </style:style>
    <style:style style:name="T158" style:family="text">
      <style:text-properties officeooo:rsid="00c548df"/>
    </style:style>
    <style:style style:name="T159" style:family="text">
      <style:text-properties officeooo:rsid="00c6873c"/>
    </style:style>
    <style:style style:name="T160" style:family="text">
      <style:text-properties officeooo:rsid="00c8c1f2"/>
    </style:style>
    <style:style style:name="T161" style:family="text">
      <style:text-properties officeooo:rsid="00c8ebe4"/>
    </style:style>
    <style:style style:name="T162" style:family="text">
      <style:text-properties officeooo:rsid="00c90f61"/>
    </style:style>
    <style:style style:name="T163" style:family="text">
      <style:text-properties officeooo:rsid="00ca94d2"/>
    </style:style>
    <style:style style:name="T164" style:family="text">
      <style:text-properties officeooo:rsid="00cd4935"/>
    </style:style>
    <style:style style:name="T165" style:family="text">
      <style:text-properties officeooo:rsid="00cdc3a4"/>
    </style:style>
    <style:style style:name="T166" style:family="text">
      <style:text-properties officeooo:rsid="00cf7a73"/>
    </style:style>
    <style:style style:name="T167" style:family="text">
      <style:text-properties officeooo:rsid="00cfaa93"/>
    </style:style>
    <style:style style:name="T168" style:family="text">
      <style:text-properties officeooo:rsid="00d102d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3" text:outline-level="1">Random Forests</text:h>
      <text:h text:style-name="P65" text:outline-level="2">Introduction</text:h>
      <text:p text:style-name="P11">This part of the paper discusses random forests. “Random forests are a combination of tree predictors such that each tree depends on the values of a random vector sampled independently and with the same distribution for all trees in the forest” (Breiman, 2001). Leo Breiman developed random forests with Adele Cutler, building on work by Ho, Amit, Geman, and Dietterich (Wikipedia, 2013).</text:p>
      <text:p text:style-name="P11"/>
      <text:p text:style-name="P1"><text:span text:style-name="T2">Although the name random forests is usually taken to refer to the random forests as defined by (Breiman, 2001), the large number of variants that have been derived from the original forests, e.g. Forest-rk (Bernard, 2008), RFW (Maudes, 2012), </text:span><text:span text:style-name="T3">DRF (Bernard, 2012), Fuzzy random forests (Bonissone, 2008), Rotation forest (Rodriguez, 2006), random forests that are more random (Geurts, 2006), (Liu, 2005), (Cutler, 2001), and various other improvements, e.g. by (Banfield, 2007), (Robik-Sikonja, 2004), (Strobl, 2008), (Zhang, 2012), make it so that it is better to think of random forests as being a framework instead of being a single method (Wikipedia, 2013). To understand this framework, it is best to look at the different aspects of random forests, first in a top-down view, and later part by part. </text:span><text:span text:style-name="T10">The top-down view is strictly based on (Breiman, 2001), </text:span><text:span text:style-name="T21">while the part by part discussion will also go into tweaking random forests.</text:span></text:p>
      <text:p text:style-name="P12"/>
      <text:p text:style-name="P2"><text:span text:style-name="T4">Random forests is an ensemble learning method where the ensemble consists of decision trees. Every decision tree is constructed on a sample of the input dataset, that is selected using </text:span><text:span text:style-name="T45">bootstrapping with replacement from the original dataset</text:span><text:span text:style-name="T4"> and equally large. Every node split in the decision tree is a</text:span><text:span text:style-name="T5">n optimal</text:span><text:span text:style-name="T4"> two-way split </text:span><text:span text:style-name="T5">selected from a random subset of all input variables. </text:span><text:span text:style-name="T6">The number of randomly selected variables for each split is commonly called mtry. </text:span><text:span text:style-name="T7">If the number of input variables is small, additional input variables can be derived as linear combinations of input variables. </text:span><text:span text:style-name="T6">The decision trees are grown maximally without pruning, and new trees are generated until the ensemble of decision trees reaches its target size, usually called ntree. </text:span><text:span text:style-name="T7">Random forests features error estimates using out-of-bag data. Out-of-bag data are the records in the dataset that were not selected during the bootstrap aggregation, and make up approximately one third of the dataset. </text:span><text:span text:style-name="T8">Random forests also features variable importance measures, which are calculated by </text:span><text:span text:style-name="T9">reclassifying the out-of-bag data, but randomizing the variable under consideration. The variable importance of the randomized variable is the increase of misclassifications.</text:span></text:p>
      <text:p text:style-name="P13"/>
      <text:p text:style-name="P4"><text:span text:style-name="T15">The the reference implementation of random forests is written in Fortran, but a package for the statistical software framework </text:span><text:span text:style-name="T18">R</text:span><text:span text:style-name="T15"> (</text:span><text:span text:style-name="T18">R Core Team, 2012</text:span><text:span text:style-name="T15">), </text:span><text:span text:style-name="T16">is called randomForest</text:span><text:span text:style-name="T15"> </text:span><text:span text:style-name="T16">(Liaw, 2002). An alternative, which includes improvements to correct a bias in variable importance measures is available under the name party (Strobl, 2008). For </text:span><text:span text:style-name="T17">illustration purposes I include a source code example </text:span><text:span text:style-name="T20">and the corresponding output</text:span><text:span text:style-name="T17"> taken from (Strobl, </text:span><text:span text:style-name="T18">2008):</text:span></text:p>
      <text:p text:style-name="P13"/>
      <text:p text:style-name="P14">\begin{verbatim}</text:p>
      <text:p text:style-name="P5">...</text:p>
      <text:p text:style-name="P14">\end{verbatim}</text:p>
      <text:p text:style-name="P13"/>
      <text:p text:style-name="P3"><text:span text:style-name="T11">The use case for random forests is quite wide. Random forests has been used in applications from psychology and computational biology as is outlined in (Strobl, 2009), to customer churn prediction (Xie, 2009), to software testing (Guo, 2004) and internet security (Zhang, 2005). </text:span><text:span text:style-name="T12">The reasons why random forests is such a widely used method, are its prediction accuracy, which is comparable to other </text:span><text:soft-page-break/><text:span text:style-name="T12">state-of-the-art machine learning algorithms like Adaboost (Breiman, 2001), </text:span><text:span text:style-name="T13">its ability to handle “small </text:span><text:span text:style-name="T13">n, large p” datasets (Strobl, 2009), its practical built in error estimates, and its variable importance measures. </text:span><text:span text:style-name="T14">The last of which, random forests' variable importance measures, might be its most useful feature. Many domains don't require accurate predictions as much as a model that can be understood by humans. While ensemble methods are unsuitably complex, random forests' variable importance </text:span><text:span text:style-name="T26">measures</text:span><text:span text:style-name="T14"> can be used to select variables for use in simpler models, e.g. a generalized linear models, logit and probit models, which are more easily interpreted </text:span><text:span text:style-name="T19">(Strobl, 2008)</text:span><text:span text:style-name="T14">.</text:span></text:p>
      <text:h text:style-name="Heading_20_2" text:outline-level="2"><text:span text:style-name="T1">Ensemble </text:span><text:span text:style-name="T4">Learning </text:span><text:span text:style-name="T1">Methods</text:span></text:h>
      <text:p text:style-name="P6"><text:span text:style-name="T22">As mentioned above, random forests build on quite a rich collection of previous work, most of which also concerns ensemble learning methods. In fact, random forests can be seen as a composition of elements from different other ensemble learning methods, e.g. </text:span><text:span text:style-name="T23">random subspaces (Ho, 1998) and bagging (Breiman, 1998). </text:span><text:span text:style-name="T24">Although detailed knowledge of these methods is not a requirement to understand random forests, it is important to understand </text:span><text:span text:style-name="T25">what ensemble learning is. </text:span><text:span text:style-name="T33">Again, this paper will first give an abstract definition and then look at examples in detail.</text:span></text:p>
      <text:p text:style-name="P15"/>
      <text:p text:style-name="P6"><text:span text:style-name="T25">Ensemble learning is a supervised learning algorithm: its </text:span><text:span text:style-name="T29">task</text:span><text:span text:style-name="T25"> is to take an example of input and output data, and find a hypothesis that </text:span><text:span text:style-name="T29">connects</text:span><text:span text:style-name="T25"> the two. This hypothesis can then be used to predict the output data </text:span><text:span text:style-name="T29">that corresponds to</text:span><text:span text:style-name="T25"> </text:span><text:span text:style-name="T30">new</text:span><text:span text:style-name="T25"> input data. </text:span><text:span text:style-name="T26">In theory this problem can be solved by a construct called Bayes optimal classifier, which considers every possible hypothesis, which unfortunately can't be implemented except for trivial problems. </text:span><text:span text:style-name="T27">However, principle that the combination of possible hypotheses becomes a stronger hypothesis, because it can represent more functions that every component hypothesis could, holds. </text:span><text:span text:style-name="T28">In short, ensemble methods rely on the principle that the ensemble is more than the sum of its parts. </text:span><text:span text:style-name="T32">The usual wording of this is, that ensemble learning turns a set of weak classifiers into one strong classifier. Weak also stands for unstable, meaning that the underlying classifier is susceptible to even small variations in the input data. </text:span><text:span text:style-name="T31">Ensemble learning methods can be called meta algorithm, because they rely on other simpler classifier algorithms, and it is theoretically possible to create an ensemble learner for any supervised learning algorithm. (Wikipedia, 2013) (Polikar, 2009)</text:span></text:p>
      <text:p text:style-name="P39"/>
      <text:h text:style-name="P67" text:outline-level="3">Bagging</text:h>
      <text:p text:style-name="P16"/>
      <text:p text:style-name="P7"><text:span text:style-name="T34">The ensemble learning algorithm that most prominently underlies random forests is bagging. Bagging stands for bootstrap aggregation. Bootstrapping is a term that was used to describe “[...] the process by which lumberjacks hoist themselves up trees [...]” (Wikipedia, 2013) In statistics it refers to the process of deriving additional sample</text:span><text:span text:style-name="T35">s</text:span><text:span text:style-name="T34"> by resampling the original sample, </text:span><text:span text:style-name="T36">essentially simulating drawing additional samples from the population. </text:span><text:span text:style-name="T37">Bootstrap aggregation is an ensemble learning algorithm, which trains each of its underlying weak classifiers on a different set of input data created by bootstrapping. It is another algorithm developed by Leo Breiman (Breiman, 1996).</text:span></text:p>
      <text:p text:style-name="P17"/>
      <text:p text:style-name="P10"><text:span text:style-name="T43">Bagging is typically uses bootstrapping with replacement, which leads the inclusion of on average two thirds of the original sample in the derived sample. </text:span><text:span text:style-name="T44">Random forests uses the remaining third as out-of-bag data (Breiman, 2001).</text:span></text:p>
      <text:p text:style-name="P17"/>
      <text:h text:style-name="P68" text:outline-level="3"><text:soft-page-break/>Boosting</text:h>
      <text:p text:style-name="P18"/>
      <text:p text:style-name="P8"><text:span text:style-name="T38">Boosting is an ensemble method, where every weak classifiers gets to train on the original sample, but the sample is improved with importance weights. These weights are different for every weak classifier. They are lower for records in the dataset that are correctly predicted by the classifiers already in the ensemble, and higher for records that classified wrongly. In short, boosting focuses on eliminating one classification error after another all data is classified correctly, or a targeted ensemble size is reached. This behavior makes boosting algorithms very fast learners, but </text:span><text:span text:style-name="T39">susceptible to errors in the dataset (Long, 2010). Boosting isn't used in random forests as introduced by (Breiman, 2001), but there are variants who do, e.g. dynamic random forests (Bernard, 2012). </text:span><text:span text:style-name="T40">Adaboost is probably the most popular boosting algorithm, and the algorithm random forests in most commonly compared to in terms of performance, e.g. (Breiman, 2001), (Rodriguez, 2006).</text:span></text:p>
      <text:p text:style-name="P19"/>
      <text:p text:style-name="P9"><text:span text:style-name="T41">A large study (Banfield, 2007) compared eight ensemble of decision tree classifiers on 57 publicly available datasets and concluded “[...] that boosting, random forests and randomized trees are statistically significantly better than </text:span><text:span text:style-name="T42">bagging</text:span><text:span text:style-name="T41">.”</text:span></text:p>
      <text:h text:style-name="P65" text:outline-level="2">Decision Trees</text:h>
      <text:p text:style-name="P20"><text:span text:style-name="T46">The underlying algorithm of random forests is the decision tree classifier, </text:span><text:span text:style-name="T47">which is either </text:span><text:span text:style-name="T48">a regression tree, or a classification tree. </text:span><text:span text:style-name="T49">The difference between the two types of trees is the type of output it produces. Classifications trees work with discreet output values, while regression trees output a continuous numeric value. </text:span><text:span text:style-name="T56">For classification the most commonly chosen output value among an ensemble of decision trees is assumed to be the right prediction. For regression purposes the output of the ensemble is calculated by averaging the outcomes the single trees. </text:span><text:span text:style-name="T50">As the name indicates, a decision tree is a tree data structure, i.e. a set of nodes that are connected in a forward manner allowing branching, but no cross links and circles. </text:span><text:span text:style-name="T51">Decision trees usually use binary trees, meaning that each node either has to child nodes, or is a leaf node. Each node represents a decision criterion, each edge a criterion match or mismatch, and each leaf an outcome of the represented decision tree. </text:span><text:span text:style-name="T52">Tree data structures are typically drawn from top to bottom. </text:span><text:span text:style-name="T57">For example, the following decision tree takes three numeric features a, b, c to predict a discreet output variable with four possible values.</text:span></text:p>
      <text:p text:style-name="P28"/>
      <text:p text:style-name="P29">… </text:p>
      <text:p text:style-name="P29"/>
      <text:p text:style-name="P21"><text:span text:style-name="T53">The decision trees used by random forests are constructed by randomly selecting a certain number of input variables as configured by the parameter mtry </text:span><text:span text:style-name="T54">for every node</text:span><text:span text:style-name="T53">. The algorithm then selects the best split value among these input variables as the node's criterion. This process is repeated for every child node until a <text:s/>node is reached which only matches records in the dataset with the same output value. This node becomes a leaf node. </text:span><text:span text:style-name="T54">This is described as growing a tree maximally. </text:span><text:span text:style-name="T58">This ensures that each decision tree has a high strength, meaning no decision tree outputs wrong predictions for the subsets of data it matches. </text:span><text:span text:style-name="T55">(Breiman, 2001)</text:span></text:p>
      <text:p text:style-name="P30"/>
      <text:p text:style-name="P22"><text:span text:style-name="T58">As a component classifier to an ensemble learning algorithm, every decision tree should be different from the other decision trees in the ensemble, i.e. the decision trees should be unstable, to cover a wide range of possible interactions between the input data, i.e. hypotheses. </text:span><text:span text:style-name="T59">This is commonly described as the trees being uncorrelated. Tree strength and inter-tree correlation are what the prediction accuracy of random forests depends on. </text:span><text:span text:style-name="T60">(Breiman, 2001)</text:span></text:p>
      <text:p text:style-name="P31"/>
      <text:p text:style-name="P23"><text:span text:style-name="T61">The procedure by which decision trees are grown is modified by some variants of random forests. </text:span><text:soft-page-break/><text:span text:style-name="T61">PERT (Cutler, 2001) for example don't perform a search for the best split of a random selection of input variables, but select variable and split at random, while RFW (Maudes, 2012) search all variables but attaches random weights to them, and DRF (Bernard, 2012) influence the decision tree creation by a procedure inspired by boosting. </text:span><text:span text:style-name="T62">Other variants, e.g. (</text:span><text:span text:style-name="T63">Van Essen, 2012</text:span><text:span text:style-name="T62">), change this procedure to grow smaller or more balanced trees, to </text:span><text:span text:style-name="T64">meet</text:span><text:span text:style-name="T62"> performance </text:span><text:span text:style-name="T64">or</text:span><text:span text:style-name="T62"> hardware requirements.</text:span></text:p>
      <text:h text:style-name="P65" text:outline-level="2">Random Forests</text:h>
      <text:p text:style-name="P24"><text:span text:style-name="T65">As has been described in the sections on ensemble learning and decision trees, random forests build up ensembles of decision trees. This process depends on two parameters: the ensemble size, commonly called ntree, and the randomization parameter mtry. </text:span><text:span text:style-name="T66">Actually, random forests depend on another parameter, the state of a random number generator, but being random, it doesn't and usually shouldn't be specified. </text:span><text:span text:style-name="T67">The following is an exemplary implementation of random forest </text:span><text:span text:style-name="T68">following the original version by (Breiman, 2001)</text:span><text:span text:style-name="T67">.</text:span></text:p>
      <text:p text:style-name="P32"/>
      <text:p text:style-name="P33">…</text:p>
      <text:p text:style-name="P33"/>
      <text:h text:style-name="P69" text:outline-level="3">Parameters</text:h>
      <text:p text:style-name="P25"><text:span text:style-name="T68">The two parameters random forests depends on, are problematic, in that users set them according to one recommendation or another, or just use the default setting, which again can differ from implementation to implementation. </text:span><text:span text:style-name="T69">Furthermore, not every dataset is best learned by random forests using the same setting. This lack of a standard way to determine the parameter values makes it hard to compare the accuracy of different methods. The comparative study by (Banfield, 2007) gives a nice overview over the datasets used in previous publications, among which are (Breiman, 2001) and (Dietterich, 2000), that each used ensemble sizes of 50-200, and applied the algorithms being compared to 18-27 datasets. In each case the authors concluded that their method was superior to the other methods in the study. However, the more recent study by (Banfield, 2007) found “no stat. sig. improvement over bagging in 38 of 57 data sets” when ensemble sizes of up to 1000 trees where used. </text:span><text:span text:style-name="T70">The study also concludes that bagging with an ensemble size of 1000 and random forests with the randomization parameter set to the binary logarithm of the number of input variables. </text:span><text:span text:style-name="T71">The study by (Banfield, 2007) suggests a mechanism to determine the best size of the ensemble automatically. </text:span><text:span text:style-name="T72">Methodologically, this would be a welcome improvement, because it takes away one way researchers can fiddle with the outcome of their calculations, and because it would ensure better results due to the usually larger ensemble sizes. </text:span><text:span text:style-name="T73">In defense of older studies, like those by (Breiman, 2001) and (Dietterich, 2000), one has to consider that the average computer back then weren't as powerful. </text:span><text:span text:style-name="T74">(Breiman, 2001) mentions run times for random forests of 4 minutes and 3 hours for Adaboost when building ensembles of size 100, </text:span><text:span text:style-name="T75">while I can execute all examples in (Strobl, 2008) in well under 30 seconds.</text:span></text:p>
      <text:p text:style-name="P34"/>
      <text:p text:style-name="P26"><text:span text:style-name="T76">The second parameter of random forests is the randomization parameter mtry which controls how many variables are being selected randomly at each decision tree node to search for an optimal split. </text:span><text:span text:style-name="T77">If mtry is set to 1, random forests acts like a linear combination of the input variables. If mtry is set to the number of variables, random forest becomes bagging proposed by (Breiman, 1996). </text:span><text:span text:style-name="T78">Common choices for mtry are 2, 3 in older studies, e.g. (Breiman, 2001), and the square root of n, or the binary logarithm of n, with n being the number of input variables, in newer literature, e.g. (Strobl, 2008). </text:span><text:span text:style-name="T79">As mentioned above, using the binary logarithm of the number of input variables is indeed the best choice for most datasets (Banfield, 2007). </text:span><text:span text:style-name="T80">However, depending on the dataset and the ensemble size, mtry needs to be chosen differently. For example in studies of genetics, where the dataset usually includes many irrelevant input variables in addition to the dataset being a “small n large p case”, it is necessary to use </text:span><text:soft-page-break/><text:span text:style-name="T80">a larger value for mtry, else some variables might never be used in the ensemble at all (Strobl, 2008). </text:span><text:span text:style-name="T81">It might be interesting to consider choosing mtry automatically, and two obvious suggestions for that would be to choose a random mtry value for every decision tree being grown, or to use a function of the number of input variables satisfying some statistical distribution criterion. </text:span><text:span text:style-name="T82">The only suggestion the author has seen </text:span><text:span text:style-name="T83">in the literature</text:span><text:span text:style-name="T82"> is a greedy search.</text:span></text:p>
      <text:h text:style-name="P70" text:outline-level="3">Out-of-bag Data</text:h>
      <text:p text:style-name="P27"><text:span text:style-name="T84">Because random forests is based on bagging and uses bootstrapped samples, each tree has a set of approximately one third of the </text:span><text:span text:style-name="T85">original </text:span><text:span text:style-name="T84">dataset that has not been used to grow the tree. </text:span><text:span text:style-name="T86">This set can be used to test the prediction accuracy of each tree, and the prediction accuracy of all trees can then be averaged to give an error estimation of the entire random forest. </text:span><text:span text:style-name="T87">This out-of-bag error estimation is more precise than the standard error estimate, which is using all of the dataset (Strobl, 2008). This said, one should not forget that out-of-bag data isn't the same thing as a genuine test dataset. Depending on the size of the dataset, and the ensemble size, the downsides of bootstrapping might shine through, and lead to an underestimation of the prediction accuracy.</text:span></text:p>
      <text:h text:style-name="P71" text:outline-level="3">Variable Importance</text:h>
      <text:p text:style-name="P35"><text:span text:style-name="T88">As has been mentioned above, random forests have a built in variable importance measure, which is calculated, by permutating the input variable in the out-of-bag data of every tree, and calculating a new error estimate. The difference between the out-of-bag error estimates with and without randomly permutated input variable </text:span><text:span text:style-name="T89">is the variable importance. </text:span><text:span text:style-name="T90">The more important a variable is, the more drastically the prediction error increases when the variable is being randomized. </text:span><text:span text:style-name="T91">The variable is sometimes </text:span><text:span text:style-name="T95">scaled, i.e. z-</text:span><text:span text:style-name="T91">standardized, but because it strongly depends on the parameter of random forests, it's not possible to compare these variable importances across studies, </text:span><text:span text:style-name="T96">hence there is little use in doing so</text:span><text:span text:style-name="T91"> </text:span><text:span text:style-name="T92">(Strobl, 2009).</text:span></text:p>
      <text:p text:style-name="P40"/>
      <text:p text:style-name="P36"><text:span text:style-name="T93">The idea behind this way of calculating variable importances is, that one would like to compare a prediction model with and without a particular input variable to measure the variable's impact. Obviously, one can't ignore all trees that incorporate a variable, because each tree incorporates multiple input variables, and their impact would be modified too. </text:span><text:span text:style-name="T94">By randomly permutating the values of an input variable, the variable's characteristics don't change, but the connection to the output variable is broken. </text:span><text:span text:style-name="T97">However, </text:span><text:span text:style-name="T98">according to (Strobl, 2008) </text:span><text:span text:style-name="T97">the variable importance might still depend on which variable is being measured, because this variable importance measure is biased towards variables with many categories and variables with many missing values. Numeric variable usually have as many different values as there are records in the dataset, meaning that their importance measure is greatly biased due to the large number of “categories”. </text:span><text:span text:style-name="T99">Fortunately, this can be fixed, but “Only when subsamples drawn without replacement, instead of bootstrap samples, in combination with unbiased split selection criteria, are used in constructing the forest, can the resulting permutation importance be interpreted reliably.” </text:span><text:span text:style-name="T100">(Strobl, 2007), </text:span><text:span text:style-name="T102">although correlated input variables still are problematic.</text:span><text:span text:style-name="T100"> </text:span><text:span text:style-name="T101">The R package party includes two functions, ctree and cforest, that are not affected by this bias, </text:span><text:span text:style-name="T102">due to yet another variable importance termed “conditional variable importance” </text:span><text:span text:style-name="T101">(Strobl, 2008). </text:span><text:span text:style-name="T103">Correlated variables can be problematic, because trees that include a pair of correlated input variables are less affected by the random permutation of one of them. Conditional variable importance considers these correlations. However, gromping2009variable argues, that this can't be avoided as long as mtry is smaller than the number of input variables, and that considering all input variables, i.e. bagging, “might already go a long way” towards remedying the problem, </text:span><text:span text:style-name="T104">although the “large p small n case” makes “unbiased estimation of all coefficients is impossible” </text:span><text:span text:style-name="T105">in any case.</text:span></text:p>
      <text:p text:style-name="P41"/>
      <text:p text:style-name="P42"><text:soft-page-break/>Another problem that the variable importance measure can be affected by, is that some variables might not be well represented in a random forest. This can be due to a small setting for mtry and or ntree in the presence of many irrelevant input variables, as often is the case in genetics datasets, or if variables show perfect higher order effects, i.e. interaction effects, but no main effects. The latter is called the XOR problem. It is important to note, that random forests with a different split selection algorithm don't have to be affected by this, e.g. PERT (Cutler, 2001).</text:p>
      <text:p text:style-name="P42"/>
      <text:p text:style-name="P37"><text:span text:style-name="T102">Last but no least, </text:span><text:span text:style-name="T106">both (Strobl, 2009) and </text:span><text:span text:style-name="T103">gromping2009variable </text:span><text:span text:style-name="T106">see one of the advantages of random forests in their variable importance measure. </text:span><text:span text:style-name="T103">Gromping2009variable </text:span><text:span text:style-name="T106">compares linear variable importance measures with the one built into random forests, and finds that the latter are heavily dependent on the mtry parameter. </text:span><text:span text:style-name="T107">Variable importance measures are used to select input variables for a simpler model, e.g. a generalized liner model, which is more interpretable than a forest of decision trees (Strobl, 2009). Variable importance measures are also the probably only way to “shed some light into the black box of random forests” g</text:span><text:span text:style-name="T103">romping2009variable. </text:span><text:span text:style-name="T108">The way variable selection based on the variable importance measure is being done, is by finding variables whose randomization led to an improvement in prediction accuracy. These improvements are just random effects, and function as an indicator for which variable importances are within the random fluctuations, and which are true indicators for important variables.</text:span></text:p>
      <text:h text:style-name="P71" text:outline-level="3">Regression</text:h>
      <text:p text:style-name="P38"><text:span text:style-name="T109">Random forest can not only be used for classification, but also for regression. To produce the numeric output values necessary in regression, the vote on the most popular output class in the forest is replaced by an average calculation over all tree outputs. </text:span><text:span text:style-name="T110">One problem with regression using random forests is that more decision trees end up covering the middle of the range of values of an output variable. This means, that the prediction accuracy is good in the middle of the range of values, but the predictions for extremer values become more and more inaccurate (Zhang, 2012). The same paper also suggests five ways to estimate and reduce this bias.</text:span></text:p>
      <text:h text:style-name="P73" text:outline-level="3">Overfitting</text:h>
      <text:p text:style-name="P57"><text:span text:style-name="T118">Overfitting </text:span><text:span text:style-name="T123">(Wikipedia, 2013)</text:span><text:span text:style-name="T118"> is the situation where an algorithm learns the example dataset well enough, to not only reproduce the underlying rules, but also random errors in the dataset. </text:span><text:span text:style-name="T151">This is also called generalization error, since the algorithm generalizes errors in the data by deriving rules.</text:span><text:span text:style-name="T118"> </text:span><text:span text:style-name="T119">Random forests grow optimal decision trees, meaning they try to represent their bootstrapped sample perfect. Except for the case where different records in the sample have the same values in their input variables, but different values in their output variable, this leads to decision trees which represent fit the sample perfectly, including all errors. </text:span><text:span text:style-name="T120">The advantage of ensemble learning is that by combining decision trees for different samples, and constructed using different random selections, this errors are canceled out. On the other hand, this also means </text:span><text:span text:style-name="T152">that</text:span><text:span text:style-name="T120"> there is a bound on how accurate random forests can become </text:span><text:span text:style-name="T152">depending on the noise present in the dataset</text:span><text:span text:style-name="T120">. </text:span><text:span text:style-name="T122">Of course, this only applies if the trees in an ensemble are reasonably diverse, i.e. uncorrelated.</text:span><text:span text:style-name="T120"> </text:span><text:span text:style-name="T121">(Breiman, 2001). </text:span><text:span text:style-name="T151">An analysis by (Liu, 2005) showed that </text:span><text:span text:style-name="T152">the generalization error is at its lowest when the tree ensemble is maximally diverse, and that bootstrapping tends to limit tree diversity.</text:span></text:p>
      <text:p text:style-name="P58"><text:span text:style-name="T123">Different variants of random forests try to grow random forests on data that is less prone to noise. FRF stands for Fuzzy random forests, and is a method described by (Bonnisone, 2008). FRF use what are called Fuzzy Sets (Wikipedia, 2013) and Fuzzy Logic (Wikipedia, 2013) to represent the data in the dataset, and build the decision trees using the fuzzy notation. </text:span><text:span text:style-name="T124">The advantages of this approach are that the resulting FRF are more immune to noise, and (</text:span><text:span text:style-name="T147">Candenas</text:span><text:span text:style-name="T124">, </text:span><text:span text:style-name="T147">2012</text:span><text:span text:style-name="T124">) extends this framework to handle </text:span><text:soft-page-break/><text:span text:style-name="T124">missing data too. </text:span><text:span text:style-name="T125">Another attempt to construct random forests on higher quality data are rotation forests by (Rodriguez, 2006), which use principal component analysis, or PCA, to </text:span><text:span text:style-name="T126">find derived input variables that separate the input dimensions better. </text:span><text:span text:style-name="T127">Although linear combinations of input dimensions aren't the same thing as noise, since the dataset is of a limited size, the decision trees might well fail to tease out the interactions between all pairs of input variables, which will end up looking like noise. </text:span><text:span text:style-name="T128">Because better input dimensions lead to better splits, and to more uncorrelated random variable selections, rotation forests are more accurate than random forests (Rodriquez, 2006).</text:span></text:p>
      <text:h text:style-name="P72" text:outline-level="3"><text:span text:style-name="T129">Optimality Criterion</text:span></text:h>
      <text:p text:style-name="P59"><text:span text:style-name="T134">Random forests construct the underlying decision trees by selecting the best split at each node from a number of randomly selected variables. To compare the different possible splits, an optimality criterion gets calculated for each split. The most commonly used criterion is the Gini index. The gini index is “a measure of statistical dispersion developed by the Italian statistician and sociologist Corrado Gini” (Wikipedia, 2013). </text:span><text:span text:style-name="T135">As has been mentioned in the section on variable importance, the fact that the Gini index, used as the optimality criterion in classical random forests, is biased towards variables with many </text:span><text:span text:style-name="T136">different values is problematic. </text:span><text:span text:style-name="T137">Another common optimality criterion is entropy, although </text:span><text:span text:style-name="T138">it</text:span><text:span text:style-name="T137"> suffers from the same flaw. </text:span><text:span text:style-name="T140">The point of using an optimality criterion in the first place is, to grow trees using an impurity reduction algorithm, i.e. the split which returns the least dispersed subsets is selected recursively at each node.</text:span></text:p>
      <text:p text:style-name="P60"><text:span text:style-name="T139">A huge disadvantage of using an optimality criterion at all is the computational cost one has to pay. Trees who use random splits are much faster to grow, e.g. PERT ensembles are claimed to be two orders of magnitude faster than the classical random forests (Cutler, 2001).</text:span></text:p>
      <text:h text:style-name="P64" text:outline-level="1">In Search of the Super-<text:span text:style-name="T141">Forest</text:span></text:h>
      <text:h text:style-name="P65" text:outline-level="2">PERT</text:h>
      <text:p text:style-name="P53">PERT, a variant in the random forests framework was developed by (Cutler, 2001). The nice thing about PERT, is that its strong reliance on randomness gives it a simple structure, that is easier to describe than the classical random forests by (Breiman, 2001). In fact, PERT is simple enough that its algorithm is completely described in the following quote from (Cutler, 2001):</text:p>
      <text:p text:style-name="P43"><text:span text:style-name="T111">“The perfect random tree ensemble, PERT, is so named because the PERT base learner is a random tree classifier that fits the training data perfectly. The PERT base learner is constructed by first placing all data points in the root node. At each step of the tree construction, each nonterminal node is split by randomly choosing two data points from the node until these two belong to different classes. Let x = </text:span><text:span text:style-name="T111">(x1 , . . . , xp ) and z = (z1 , . . . , zp ). If this is not possible, all the data points in the node must be from the same class and the node is terminal. Now, randomly choose a feature on which to split, say feature j, and split at αxj + (1 − α)zj , where α is generated from a uniform(0,1) distribution. </text:span></text:p>
      <text:p text:style-name="P54">Ties are taken care of by repeating the procedure until a definitive split is obtained. If no such split is found after 10 tries, the node is declared to be terminal (so in this case, the tree would not perfectly fit the data). </text:p>
      <text:p text:style-name="P54">To form an ensemble, PERT base learners can be combined by simply fitting many PERT base learners to the entire training set and voting these classifiers, <text:span text:style-name="T150">because PERT doesn't depend on the randomness introduced through bootstrapping</text:span>. Alternatively, PERT base learners can be combined by baggin<text:span text:style-name="T150">g, e.g. to be able to use out-of-bag error estimates</text:span>. In this case, the PERT base learner is fit to many bootstrap <text:soft-page-break/>samples from the training data and these classifiers are combined by voting.” <text:span text:style-name="T153">As (Liu, 2005) has indicated, using bootstrapping might lead to less diverse trees, thus it should not be used unless one requires out-of-bag data </text:span><text:span text:style-name="T154">with PERT.</text:span></text:p>
      <text:p text:style-name="P44"><text:span text:style-name="T112">The advantage of PERT over random forests </text:span><text:span text:style-name="T113">is speed. (Cutler, 2001) compares the different </text:span><text:span text:style-name="T115">runtimes</text:span><text:span text:style-name="T113"> of <text:s/>classical random forests construction </text:span><text:span text:style-name="T151">as described in</text:span><text:span text:style-name="T113"> (Breiman, 2001), and PERT, and finds the latter to be faster by two orders of magnitude, </text:span><text:span text:style-name="T115">while providing similar accuracy in prediction</text:span><text:span text:style-name="T113">. </text:span><text:span text:style-name="T114">Of course, there are other advantages too: The absence of a variable selection criterion means that PERT doesn't suffer from the bias introduced by it, thus, for example, variable importance estimates are less affected. </text:span><text:span text:style-name="T155">An instance where the use of a selection criterion is especially problematic is the XOR problem mentioned above </text:span><text:span text:style-name="T156">in the section on variable importance. </text:span><text:span text:style-name="T157">Since PERT doesn't depend on an optimality criterion to select its splits, it has the advantage of being able to deal with perfect interaction effects.</text:span><text:span text:style-name="T155"> </text:span><text:span text:style-name="T116">A disadvantage might be that PERT is even more difficult to interpret than the classical random forests, but sin</text:span><text:span text:style-name="T117">ce this is rarely tried, it doesn't matter much.</text:span></text:p>
      <text:p text:style-name="P55">It is important to mention that PERT can only be used for classification, since its base learner fits the training data perfectly, applying PERT to regression would “drastically overfit the data” (Cutler, 2001).</text:p>
      <text:p text:style-name="P56"><text:span text:style-name="T148">PERT isn't the only random forest variant that emphasizes randomness in its algorithm for growing trees. (Geurts, 2006) suggested what they call extremely randomized trees. Despite their name, extremely randomized trees are actually closer to the trees of random forests by (Breiman, 2001) than PERT. Extremely randomized trees allow to configure the randomness of the constructed decision trees through an additional parameter </text:span><text:span text:style-name="T149">in order to fit the problem domain. </text:span></text:p>
      <text:h text:style-name="P65" text:outline-level="2">Fuzzy</text:h>
      <text:p text:style-name="P52"><text:span text:style-name="T158">Fuzzy random forests </text:span><text:span text:style-name="T159">by (Bonissone, 2008)</text:span><text:span text:style-name="T158"> use input variables encoded as fuzzy sets. Fuzzy sets </text:span><text:span text:style-name="T168">(WP)</text:span><text:span text:style-name="T158"> model membership by a value between one and zero</text:span><text:span text:style-name="T168">, while fuzzy logic (WP) allows to reason using fuzzy data</text:span><text:span text:style-name="T158">: For example, a day with a temperature of 45 degrees Celsius is to 100% a hot day, and to 0% a cold day, while a day with 15 degrees Celsius might belong to the label cold day by 40% and to hot day by 60%. </text:span><text:span text:style-name="T159">The advantage of using fuzzy sets is the added flexibility of representing uncertainty. </text:span><text:span text:style-name="T160">(Cadenas, 2012) extended </text:span><text:span text:style-name="T161">f</text:span><text:span text:style-name="T160">uzzy random forests to handle missing data.</text:span></text:p>
      <text:h text:style-name="P66" text:outline-level="2"><text:span text:style-name="T1">Rotation</text:span></text:h>
      <text:p text:style-name="P61"><text:span text:style-name="T162">Rotation forests use principle component analysis, short PCA, to transform the dataset before creating the ensemble of decision trees. </text:span><text:span text:style-name="T163">Rotation forests have been suggested by (Rodriguez, 2006). </text:span><text:span text:style-name="T164">Rotation forests are created by calculating a principal component analysis on a </text:span><text:span text:style-name="T165">bootstrapped sample</text:span><text:span text:style-name="T164"> of the data for every tree. </text:span><text:span text:style-name="T165">The input variables are split into subsets, and random values of the output variable are removed for the principal component analysis, </text:span><text:span text:style-name="T166">which means that another parameter for the size of the input variable subsets is required.</text:span><text:span text:style-name="T164"> Rotation forests significantly outperform random forests, bagging, and boosting on many datasets.</text:span></text:p>
      <text:p text:style-name="P62"><text:span text:style-name="T167">The transformation of the input data leads to less correlation between trees, and to improved prediction accuracy, which (Rodriguez, 2006) demonstrate with the help of diversity-error diagrams.</text:span></text:p>
      <text:h text:style-name="P66" text:outline-level="2"><text:span text:style-name="T129">Super</text:span><text:span text:style-name="T141">-Forests</text:span></text:h>
      <text:p text:style-name="P45"><text:span text:style-name="T129">The different algorithms in the random forest framework have been developed iteratively, with each improvement or variation picking up one problem to improve on, and the criterion for success has been beating the base algorithm. </text:span><text:span text:style-name="T130">Similar to the how the </text:span><text:span text:style-name="T131">scientific method has become a competition between researcher and randomness, the field of research on random forests seems to be plagued by </text:span><text:soft-page-break/><text:span text:style-name="T131">comparisons between the old and the new forests. If might be worth the effort to step back from the specifics for a moment and look at the principle behind random forests.</text:span></text:p>
      <text:p text:style-name="P45"><text:span text:style-name="T131"/></text:p>
      <text:p text:style-name="P48"><text:span text:style-name="T141">Every variant in the random forests framework is an ensemble of trees. Beyond that there seems to be nothing that may not be changed. Two questions that naturally follow from this are: Can one construct a random forest that incorporates all the features? Can one represent random forests differently and derive new methods from there?</text:span></text:p>
      <text:p text:style-name="P48"><text:span text:style-name="T141"/></text:p>
      <text:p text:style-name="P50"><text:span text:style-name="T142">Proposal: SRF</text:span></text:p>
      <text:p text:style-name="P49"><text:span text:style-name="T141"><text:line-break/>The first question is easier to answer. It isn't particularly difficult to take the different variants and combine them. An advantage of this approach is that by incorporating variants that dispose of the parameters, one gets an easier to use forest whose results can be compared without worrying about the influence of parameters.</text:span></text:p>
      <text:p text:style-name="P49"><text:span text:style-name="T141"/></text:p>
      <text:p text:style-name="P50"><text:span text:style-name="T142">Here is the author's wish-list for such a random forest variant, jokingly called smart random forest, because it takes away decisions from the user and relies </text:span><text:span text:style-name="T143">on randomness rather than an optimality criterion: The algorithm decides if bootstrapping is better done with or without replacement. It then uses principal component analysis and fuzzy sets to make the subsequent construction of decision trees less susceptible to noise and correlated variables. The principal component analysis should choose the number of output variables that maximizes linear independence between the derived input variables. </text:span><text:span text:style-name="T144">The decision trees are grown using PERT.</text:span></text:p>
      <text:p text:style-name="P50"><text:span text:style-name="T145"/></text:p>
      <text:p text:style-name="P51"><text:span text:style-name="T146">Proposal: TG</text:span></text:p>
      <text:p text:style-name="P51"><text:span text:style-name="T146"/></text:p>
      <text:p text:style-name="P51"><text:span text:style-name="T146">Tree genes.</text:span></text:p>
      <text:p text:style-name="P48"><text:span text:style-name="T141"/></text:p>
      <text:p text:style-name="P46"><text:span text:style-name="T131">Recursive Partitioning +recursive +sparse +trial/error +ensemble</text:span></text:p>
      <text:p text:style-name="P46"><text:span text:style-name="T131">- linear independent variables</text:span></text:p>
      <text:p text:style-name="P46"><text:span text:style-name="T131">- pca?</text:span></text:p>
      <text:p text:style-name="P46"><text:span text:style-name="T131"/></text:p>
      <text:p text:style-name="P47"><text:span text:style-name="T132">MC Point Cloud Method</text:span></text:p>
      <text:p text:style-name="P47"><text:span text:style-name="T132"/></text:p>
      <text:p text:style-name="P47"><text:span text:style-name="T132">Sorted Features </text:span><text:span text:style-name="T133">Genome</text:span></text:p>
      <text:p text:style-name="P47"><text:span text:style-name="T1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bias Ammann</meta:initial-creator>
    <meta:creation-date>2013-05-11T19:06:19</meta:creation-date>
    <meta:generator>LibreOffice/3.6$Linux_X86_64 LibreOffice_project/360m1$Build-2</meta:generator>
    <dc:date>2013-05-18T06:15:25</dc:date>
    <dc:creator>Tobias Ammann</dc:creator>
    <meta:editing-duration>P1DT4H52M40S</meta:editing-duration>
    <meta:editing-cycles>190</meta:editing-cycles>
    <meta:document-statistic meta:table-count="0" meta:image-count="0" meta:object-count="0" meta:page-count="9" meta:paragraph-count="73" meta:word-count="5008" meta:character-count="31672" meta:non-whitespace-character-count="26730"/>
  </office:meta>
</office:document-meta>
</file>